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style-name="WW_Chartech-listLVL1"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edu-sub" style:family="text">
      <style:text-properties style:font-name="Arial Narrow" style:text-underline-type="none" fo:font-style="italic" fo:font-size="3.5mm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8mm" fo:padding-right="0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available for a full-time position (remote or in-person) from Sep. 2023 onwards in Orange County, California.<text:line-break/>I would love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MongoDB</text:p>
          </text:list-item>
          <text:list-item>
            <text:p text:style-name="tech-skill">Roblox Lua(u)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PowerShell</text:p>
          </text:list-item>
          <text:list-item>
            <text:p text:style-name="tech-skill">GNU/Linux</text:p>
          </text:list-item>
          <text:list-item>
            <text:p text:style-name="tech-skill">Bash</text:p>
          </text:list-item>
          <text:list-item>
            <text:p text:style-name="tech-skill">C++</text:p>
          </text:list-item>
          <text:list-item>
            <text:p text:style-name="tech-skill">Docker Compose</text:p>
          </text:list-item>
          <text:list-item>
            <text:p text:style-name="tech-skill">PHP</text:p>
          </text:list-item>
          <text:list-item>
            <text:p text:style-name="tech-skill">Network Protocols</text:p>
          </text:list-item>
          <text:list-item>
            <text:p text:style-name="tech-skill">Documentation</text:p>
          </text:list-item>
          <text:list-item>
            <text:p text:style-name="tech-skill">Marketing</text:p>
          </text:list-item>
          <text:list-item>
            <text:p text:style-name="tech-skill">Affinity Photo</text:p>
          </text:list-item>
          <text:list-item>
            <text:p text:style-name="tech-skill">FL Studio</text:p>
          </text:list-item>
          <text:list-item>
            <text:p text:style-name="tech-skill">Microsoft Office</text:p>
          </text:list-item>
          <text:list-item>
            <text:p text:style-name="tech-skill">OBS Studio</text:p>
          </text:list-item>
          <text:list-item>
            <text:p text:style-name="tech-skill">Blender</text:p>
          </text:list-item>
          <text:list-item>
            <text:p text:style-name="tech-skill">VS Code</text:p>
          </text:list-item>
          <text:list-item>
            <text:p text:style-name="tech-skill">OpenDocument</text:p>
          </text:list-item>
          <text:list-item>
            <text:p text:style-name="tech-skill">Project Management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University of California, Irvine<text:span text:style-name="edu-sub"> – 3.67 GPA and rising</text:span>
						</text:p>
            <text:list text:style-name="edu-list" text:continue-numbering="true">
              <text:list-item>
                <text:p text:style-name="edu-desc">Currently finishing BS in Software Engineering under part-time study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Achieved a 3.80 GPA for all in-person courses (Fall 2021 and later)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MS in Software Engineering programme at CSUF</text:p>
              </text:list-item>
            </text:list>
          </table:table-cell>
          <table:table-cell table:style-name="date-cell">
            <text:p text:style-name="date">before June 2024</text:p>
          </table:table-cell>
        </table:table-row>
        <table:table-row table:style-name="sect-row">
          <table:table-cell table:style-name="sect-cell">
            <text:p text:style-name="edu-title">Santiago Canyon College<text:span text:style-name="edu-sub"> – 3.6 GPA</text:span>
						</text:p>
            <text:list text:style-name="edu-list" text:continue-numbering="true">
              <text:list-item>
                <text:p text:style-name="edu-desc">Majored in Computer Science; graduated with an AA in Liberal Arts</text:p>
              </text:list-item>
              <text:list-item>
                <text:p text:style-name="edu-desc">Re-took courses in data structures; enrolled in STEM Academy</text:p>
              </text:list-item>
              <text:list-item>
                <text:p text:style-name="edu-desc">Earnt a 4.0 GPA for major-related courses</text:p>
              </text:list-item>
            </text:list>
          </table:table-cell>
          <table:table-cell table:style-name="date-cell">
            <text:p text:style-name="date">May 2020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Screwdja-YuJa">
								<text:span text:style-name="proj-title">
								Screwdja-YuJa</text:span>
							</text:a>was a severe vulnerability in YuJa's API that I identified and reported.</text:p>
            <text:list text:style-name="proj-list" text:continue-numbering="true">
              <text:list-item>
                <text:p text:style-name="proj-desc">Sparked effort to a major API patch after ~2 days</text:p>
              </text:list-item>
              <text:list-item>
                <text:p text:style-name="proj-desc">Exposed saved videos and metadata, resolved after notification</text:p>
              </text:list-item>
            </text:list>
          </table:table-cell>
          <table:table-cell table:style-name="date-cell">
            <text:p text:style-name="date">2022-1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Time-Is-Musical">
								<text:span text:style-name="proj-title">
								Time is Musical</text:span>
							</text:a>is a musical adaptation of the WWV time station</text:p>
            <text:list text:style-name="proj-list" text:continue-numbering="true">
              <text:list-item>
                <text:p text:style-name="proj-desc">Streamed live on YouTube (RTMP) using FFmpeg's lavfi filter</text:p>
              </text:list-item>
              <text:list-item>
                <text:p text:style-name="proj-desc">Mastered, mixed, and reproduced a composition of five tracks</text:p>
              </text:list-item>
              <text:list-item>
                <text:p text:style-name="proj-desc">Produced 42 unique synth loops using FL Studio 20</text:p>
              </text:list-item>
              <text:list-item>
                <text:p text:style-name="proj-desc">Automated stream paraters using a Python script</text:p>
              </text:list-item>
              <text:list-item>
                <text:p text:style-name="proj-desc">Documentated file sturcture and internal logic</text:p>
              </text:list-item>
            </text:list>
          </table:table-cell>
          <table:table-cell table:style-name="date-cell">
            <text:p text:style-name="date">2021-05 / 2022-0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UX with mobile 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 front-end for bussers to ensure timely order preparation and delivery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table:table-row table:style-name="sect-row">
          <table:table-cell table:style-name="sect-cell">
            <text:p text:style-name="proj-head">
							<text:a xlink:href="https://github.com/bibanon/tubeup">
								<text:span text:style-name="proj-title">
								Tubeup</text:span>
							</text:a>is a project I contributed code to enable efficient re-upload of a significant portion of a YouTube channel to the Internet Archive.</text:p>
            <text:list text:style-name="proj-list" text:continue-numbering="true">
              <text:list-item>
                <text:p text:style-name="proj-desc">Addressed apparent bugs within a payload of 234 YouTube videos</text:p>
              </text:list-item>
              <text:list-item>
                <text:p text:style-name="proj-desc">Implemented fixes on GitHub to account for deleted assets</text:p>
              </text:list-item>
              <text:list-item>
                <text:p text:style-name="proj-desc">Validated pull requests against CI test frameworks</text:p>
              </text:list-item>
              <text:list-item>
                <text:p text:style-name="proj-desc">Intuited yt-dlp's Python interface</text:p>
              </text:list-item>
            </text:list>
          </table:table-cell>
          <table:table-cell table:style-name="date-cell">
            <text:p text:style-name="date">2023-08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Contracted Graphic Designer @ Islamic Institute of Orange County<text:span text:style-name="work-sub"> et al</text:span>
						</text:p>
            <text:p text:style-name="work-desc">
							Advertised social events with non-profits, such as Islamic Institute of Orange County and Sabil USA
						</text:p>
            <text:p text:style-name="work-desc">
							Designed real-estate marketing materials for Berkshire Hathaway agents
						</text:p>
            <text:p text:style-name="work-desc">
							Commissioned to design over 20 event fliers for non-profit organizations
						</text:p>
          </table:table-cell>
          <table:table-cell table:style-name="date-cell">
            <text:p text:style-name="date">2016-04 ∕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</text:span>
						</text:p>
            <text:p text:style-name="work-desc">
							Assisted in the development of a brain-computer interface with graduate students
						</text:p>
            <text:p text:style-name="work-desc">
							Designed user interface for mock-up calibration procedure
						</text:p>
            <text:p text:style-name="work-desc">
							Project coordinated by Professor Kiran George, PhD
						</text:p>
          </table:table-cell>
          <table:table-cell table:style-name="date-cell">
            <text:p text:style-name="date">2017-09 ∕ 2018-05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p text:style-name="work-desc">
							Consulted in provisioning GNU/Linux file servers for office use using Ubuntu and Samba
						</text:p>
            <text:p text:style-name="work-desc">
							Assisted in architectural and structural design plans of commercial and industrial sites
						</text:p>
          </table:table-cell>
          <table:table-cell table:style-name="date-cell">
            <text:p text:style-name="date">2015-06 / Present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7.53mm" text:min-label-width="0.00mm" text:list-level-position-and-space-mode="label-alignment">
          <style:list-level-label-alignment text:label-followed-by="listtab" fo:margin-left="7.53mm" fo:text-indent="0.00mm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0.28mm" text:min-label-width="0.00mm" text:list-level-position-and-space-mode="label-alignment">
          <style:list-level-label-alignment text:label-followed-by="listtab" fo:margin-left="20.28mm" fo:text-indent="0.00mm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2.98mm" text:min-label-width="0.00mm" text:list-level-position-and-space-mode="label-alignment">
          <style:list-level-label-alignment text:label-followed-by="listtab" fo:margin-left="32.98mm" fo:text-indent="0.00mm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45.68mm" text:min-label-width="0.00mm" text:list-level-position-and-space-mode="label-alignment">
          <style:list-level-label-alignment text:label-followed-by="listtab" fo:margin-left="45.68mm" fo:text-indent="0.00mm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8.38mm" text:min-label-width="0.00mm" text:list-level-position-and-space-mode="label-alignment">
          <style:list-level-label-alignment text:label-followed-by="listtab" fo:margin-left="58.38mm" fo:text-indent="0.00mm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71.08mm" text:min-label-width="0.00mm" text:list-level-position-and-space-mode="label-alignment">
          <style:list-level-label-alignment text:label-followed-by="listtab" fo:margin-left="71.08mm" fo:text-indent="0.00mm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83.78mm" text:min-label-width="0.00mm" text:list-level-position-and-space-mode="label-alignment">
          <style:list-level-label-alignment text:label-followed-by="listtab" fo:margin-left="83.78mm" fo:text-indent="0.00mm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96.48mm" text:min-label-width="0.00mm" text:list-level-position-and-space-mode="label-alignment">
          <style:list-level-label-alignment text:label-followed-by="listtab" fo:margin-left="96.48mm" fo:text-indent="0.00mm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109.18mm" text:min-label-width="0.00mm" text:list-level-position-and-space-mode="label-alignment">
          <style:list-level-label-alignment text:label-followed-by="listtab" fo:margin-left="109.18mm" fo:text-indent="0.00mm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6.35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 Narrow"/>
      </text:list-level-style-bullet>
      <text:list-level-style-bullet text:level="2" text:style-name="WW_CharLFO2LVL2" text:bullet-char="o">
        <style:list-level-properties text:space-before="19.05mm" text:min-label-width="6.35mm" text:list-level-position-and-space-mode="label-alignment">
          <style:list-level-label-alignment text:label-followed-by="listtab" fo:margin-left="25.40mm" fo:text-indent="-6.35mm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1.75mm" text:min-label-width="6.35mm" text:list-level-position-and-space-mode="label-alignment">
          <style:list-level-label-alignment text:label-followed-by="listtab" fo:margin-left="38.10mm" fo:text-indent="-6.35mm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4.45mm" text:min-label-width="6.35mm" text:list-level-position-and-space-mode="label-alignment">
          <style:list-level-label-alignment text:label-followed-by="listtab" fo:margin-left="50.80mm" fo:text-indent="-6.35mm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57.15mm" text:min-label-width="6.35mm" text:list-level-position-and-space-mode="label-alignment">
          <style:list-level-label-alignment text:label-followed-by="listtab" fo:margin-left="63.50mm" fo:text-indent="-6.35mm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69.85mm" text:min-label-width="6.35mm" text:list-level-position-and-space-mode="label-alignment">
          <style:list-level-label-alignment text:label-followed-by="listtab" fo:margin-left="76.20mm" fo:text-indent="-6.35mm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2.55mm" text:min-label-width="6.35mm" text:list-level-position-and-space-mode="label-alignment">
          <style:list-level-label-alignment text:label-followed-by="listtab" fo:margin-left="88.90mm" fo:text-indent="-6.35mm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5.25mm" text:min-label-width="6.35mm" text:list-level-position-and-space-mode="label-alignment">
          <style:list-level-label-alignment text:label-followed-by="listtab" fo:margin-left="101.60mm" fo:text-indent="-6.35mm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107.95mm" text:min-label-width="6.35mm" text:list-level-position-and-space-mode="label-alignment">
          <style:list-level-label-alignment text:label-followed-by="listtab" fo:margin-left="114.30mm" fo:text-indent="-6.35mm"/>
        </style:list-level-properties>
        <style:text-properties style:font-name="Wingdings"/>
      </text:list-level-style-bullet>
    </text:list-style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4-02-28 22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